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" fo:font-size="7.19999980926514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1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4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6" style:family="text">
      <style:text-properties style:font-name="courier new" fo:font-size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ivision?</text:p>
      <text:p text:style-name="P6">time limit per test</text:p>
      <text:p text:style-name="P7">1 second</text:p>
      <text:p text:style-name="P6">memory limit per test</text:p>
      <text:p text:style-name="P7">256 megabytes</text:p>
      <text:p text:style-name="P6">input</text:p>
      <text:p text:style-name="P7">standard input</text:p>
      <text:p text:style-name="P6">output</text:p>
      <text:p text:style-name="P8">standard output</text:p>
      <text:p text:style-name="P9">Codeforces separates its users into <text:bookmark text:name="MathJax-Element-1-Frame"/><text:bookmark text:name="MathJax-Span-1"/><text:bookmark text:name="MathJax-Span-2"/><text:bookmark text:name="MathJax-Span-3"/><text:span text:style-name="T1">4</text:span><text:span text:style-name="T3">4</text:span> divisions by their rating:</text:p>
      <text:list xml:id="list403460236" text:style-name="L1">
        <text:list-item>
          <text:p text:style-name="P10">For Division 1: <text:bookmark text:name="MathJax-Element-2-Frame"/><text:bookmark text:name="MathJax-Span-4"/><text:bookmark text:name="MathJax-Span-5"/><text:bookmark text:name="MathJax-Span-6"/><text:span text:style-name="T1">1900</text:span><text:bookmark text:name="MathJax-Span-7"/><text:span text:style-name="T4">≤</text:span><text:bookmark text:name="MathJax-Span-8"/><text:bookmark text:name="MathJax-Span-9"/><text:bookmark text:name="MathJax-Span-10"/><text:span text:style-name="T1">r</text:span><text:bookmark text:name="MathJax-Span-11"/><text:span text:style-name="T1">a</text:span><text:bookmark text:name="MathJax-Span-12"/><text:span text:style-name="T1">t</text:span><text:bookmark text:name="MathJax-Span-13"/><text:span text:style-name="T1">i</text:span><text:bookmark text:name="MathJax-Span-14"/><text:span text:style-name="T1">n</text:span><text:bookmark text:name="MathJax-Span-15"/><text:span text:style-name="T1">g</text:span><text:span text:style-name="T3">1900≤rating</text:span></text:p>
        </text:list-item>
        <text:list-item>
          <text:p text:style-name="P10">For Division 2: <text:bookmark text:name="MathJax-Element-3-Frame"/><text:bookmark text:name="MathJax-Span-16"/><text:bookmark text:name="MathJax-Span-17"/><text:bookmark text:name="MathJax-Span-18"/><text:span text:style-name="T1">1600</text:span><text:bookmark text:name="MathJax-Span-19"/><text:span text:style-name="T4">≤</text:span><text:bookmark text:name="MathJax-Span-20"/><text:bookmark text:name="MathJax-Span-21"/><text:bookmark text:name="MathJax-Span-22"/><text:span text:style-name="T1">r</text:span><text:bookmark text:name="MathJax-Span-23"/><text:span text:style-name="T1">a</text:span><text:bookmark text:name="MathJax-Span-24"/><text:span text:style-name="T1">t</text:span><text:bookmark text:name="MathJax-Span-25"/><text:span text:style-name="T1">i</text:span><text:bookmark text:name="MathJax-Span-26"/><text:span text:style-name="T1">n</text:span><text:bookmark text:name="MathJax-Span-27"/><text:span text:style-name="T1">g</text:span><text:bookmark text:name="MathJax-Span-28"/><text:span text:style-name="T4">≤</text:span><text:bookmark text:name="MathJax-Span-29"/><text:span text:style-name="T1">1899</text:span><text:span text:style-name="T3">1600≤rating≤1899</text:span></text:p>
        </text:list-item>
        <text:list-item>
          <text:p text:style-name="P10">For Division 3: <text:bookmark text:name="MathJax-Element-4-Frame"/><text:bookmark text:name="MathJax-Span-30"/><text:bookmark text:name="MathJax-Span-31"/><text:bookmark text:name="MathJax-Span-32"/><text:span text:style-name="T1">1400</text:span><text:bookmark text:name="MathJax-Span-33"/><text:span text:style-name="T4">≤</text:span><text:bookmark text:name="MathJax-Span-34"/><text:bookmark text:name="MathJax-Span-35"/><text:bookmark text:name="MathJax-Span-36"/><text:span text:style-name="T1">r</text:span><text:bookmark text:name="MathJax-Span-37"/><text:span text:style-name="T1">a</text:span><text:bookmark text:name="MathJax-Span-38"/><text:span text:style-name="T1">t</text:span><text:bookmark text:name="MathJax-Span-39"/><text:span text:style-name="T1">i</text:span><text:bookmark text:name="MathJax-Span-40"/><text:span text:style-name="T1">n</text:span><text:bookmark text:name="MathJax-Span-41"/><text:span text:style-name="T1">g</text:span><text:bookmark text:name="MathJax-Span-42"/><text:span text:style-name="T4">≤</text:span><text:bookmark text:name="MathJax-Span-43"/><text:span text:style-name="T1">1599</text:span><text:span text:style-name="T3">1400≤rating≤1599</text:span></text:p>
        </text:list-item>
        <text:list-item>
          <text:p text:style-name="P10">For Division 4: <text:bookmark text:name="MathJax-Element-5-Frame"/><text:bookmark text:name="MathJax-Span-44"/><text:bookmark text:name="MathJax-Span-45"/><text:bookmark text:name="MathJax-Span-46"/><text:bookmark text:name="MathJax-Span-47"/><text:bookmark text:name="MathJax-Span-48"/><text:span text:style-name="T1">r</text:span><text:bookmark text:name="MathJax-Span-49"/><text:span text:style-name="T1">a</text:span><text:bookmark text:name="MathJax-Span-50"/><text:span text:style-name="T1">t</text:span><text:bookmark text:name="MathJax-Span-51"/><text:span text:style-name="T1">i</text:span><text:bookmark text:name="MathJax-Span-52"/><text:span text:style-name="T1">n</text:span><text:bookmark text:name="MathJax-Span-53"/><text:span text:style-name="T1">g</text:span><text:bookmark text:name="MathJax-Span-54"/><text:span text:style-name="T4">≤</text:span><text:bookmark text:name="MathJax-Span-55"/><text:span text:style-name="T1">1399</text:span><text:span text:style-name="T3">rating≤1399</text:span></text:p>
        </text:list-item>
      </text:list>
      <text:p text:style-name="P9">Given a <text:bookmark text:name="MathJax-Element-6-Frame"/><text:bookmark text:name="MathJax-Span-56"/><text:bookmark text:name="MathJax-Span-57"/><text:bookmark text:name="MathJax-Span-58"/><text:bookmark text:name="MathJax-Span-59"/><text:bookmark text:name="MathJax-Span-60"/><text:span text:style-name="T1">r</text:span><text:bookmark text:name="MathJax-Span-61"/><text:span text:style-name="T1">a</text:span><text:bookmark text:name="MathJax-Span-62"/><text:span text:style-name="T1">t</text:span><text:bookmark text:name="MathJax-Span-63"/><text:span text:style-name="T1">i</text:span><text:bookmark text:name="MathJax-Span-64"/><text:span text:style-name="T1">n</text:span><text:bookmark text:name="MathJax-Span-65"/><text:span text:style-name="T1">g</text:span><text:span text:style-name="T3">rating</text:span>, print in which division the <text:bookmark text:name="MathJax-Element-7-Frame"/><text:bookmark text:name="MathJax-Span-66"/><text:bookmark text:name="MathJax-Span-67"/><text:bookmark text:name="MathJax-Span-68"/><text:bookmark text:name="MathJax-Span-69"/><text:bookmark text:name="MathJax-Span-70"/><text:span text:style-name="T1">r</text:span><text:bookmark text:name="MathJax-Span-71"/><text:span text:style-name="T1">a</text:span><text:bookmark text:name="MathJax-Span-72"/><text:span text:style-name="T1">t</text:span><text:bookmark text:name="MathJax-Span-73"/><text:span text:style-name="T1">i</text:span><text:bookmark text:name="MathJax-Span-74"/><text:span text:style-name="T1">n</text:span><text:bookmark text:name="MathJax-Span-75"/><text:span text:style-name="T1">g</text:span><text:span text:style-name="T3">rating</text:span> belongs.</text:p>
      <text:p text:style-name="P12">Input</text:p>
      <text:p text:style-name="P9">The first line of the input contains an integer <text:bookmark text:name="MathJax-Element-8-Frame"/><text:bookmark text:name="MathJax-Span-76"/><text:bookmark text:name="MathJax-Span-77"/><text:bookmark text:name="MathJax-Span-78"/><text:span text:style-name="T5">t</text:span><text:span text:style-name="T3">�</text:span> (<text:bookmark text:name="MathJax-Element-9-Frame"/><text:bookmark text:name="MathJax-Span-79"/><text:bookmark text:name="MathJax-Span-80"/><text:bookmark text:name="MathJax-Span-81"/><text:span text:style-name="T1">1</text:span><text:bookmark text:name="MathJax-Span-82"/><text:span text:style-name="T4">≤</text:span><text:bookmark text:name="MathJax-Span-83"/><text:span text:style-name="T5">t</text:span><text:bookmark text:name="MathJax-Span-84"/><text:span text:style-name="T4">≤</text:span><text:bookmark text:name="MathJax-Span-85"/><text:bookmark text:name="MathJax-Span-86"/><text:span text:style-name="T1">10</text:span><text:bookmark text:name="MathJax-Span-87"/><text:span text:style-name="T2">4</text:span><text:span text:style-name="T3">1≤�≤104</text:span>) — the number of testcases.</text:p>
      <text:p text:style-name="P9">The description of each test consists of one line containing one integer <text:bookmark text:name="MathJax-Element-10-Frame"/><text:bookmark text:name="MathJax-Span-88"/><text:bookmark text:name="MathJax-Span-89"/><text:bookmark text:name="MathJax-Span-90"/><text:bookmark text:name="MathJax-Span-91"/><text:bookmark text:name="MathJax-Span-92"/><text:span text:style-name="T1">r</text:span><text:bookmark text:name="MathJax-Span-93"/><text:span text:style-name="T1">a</text:span><text:bookmark text:name="MathJax-Span-94"/><text:span text:style-name="T1">t</text:span><text:bookmark text:name="MathJax-Span-95"/><text:span text:style-name="T1">i</text:span><text:bookmark text:name="MathJax-Span-96"/><text:span text:style-name="T1">n</text:span><text:bookmark text:name="MathJax-Span-97"/><text:span text:style-name="T1">g</text:span><text:span text:style-name="T3">rating</text:span> (<text:bookmark text:name="MathJax-Element-11-Frame"/><text:bookmark text:name="MathJax-Span-98"/><text:bookmark text:name="MathJax-Span-99"/><text:bookmark text:name="MathJax-Span-100"/><text:span text:style-name="T3">−</text:span><text:bookmark text:name="MathJax-Span-101"/><text:span text:style-name="T1">5000</text:span><text:bookmark text:name="MathJax-Span-102"/><text:span text:style-name="T4">≤</text:span><text:bookmark text:name="MathJax-Span-103"/><text:bookmark text:name="MathJax-Span-104"/><text:bookmark text:name="MathJax-Span-105"/><text:span text:style-name="T1">r</text:span><text:bookmark text:name="MathJax-Span-106"/><text:span text:style-name="T1">a</text:span><text:bookmark text:name="MathJax-Span-107"/><text:span text:style-name="T1">t</text:span><text:bookmark text:name="MathJax-Span-108"/><text:span text:style-name="T1">i</text:span><text:bookmark text:name="MathJax-Span-109"/><text:span text:style-name="T1">n</text:span><text:bookmark text:name="MathJax-Span-110"/><text:span text:style-name="T1">g</text:span><text:bookmark text:name="MathJax-Span-111"/><text:span text:style-name="T4">≤</text:span><text:bookmark text:name="MathJax-Span-112"/><text:span text:style-name="T1">5000</text:span><text:span text:style-name="T3">−5000≤rating≤5000</text:span>).</text:p>
      <text:p text:style-name="P12">Output</text:p>
      <text:p text:style-name="P9">For each test case, output a single line containing the correct division in the format "<text:span text:style-name="T6">Division X</text:span>", where <text:bookmark text:name="MathJax-Element-12-Frame"/><text:bookmark text:name="MathJax-Span-113"/><text:bookmark text:name="MathJax-Span-114"/><text:bookmark text:name="MathJax-Span-115"/><text:span text:style-name="T5">X</text:span><text:span text:style-name="T3">�</text:span> is an integer between <text:bookmark text:name="MathJax-Element-13-Frame"/><text:bookmark text:name="MathJax-Span-116"/><text:bookmark text:name="MathJax-Span-117"/><text:bookmark text:name="MathJax-Span-118"/><text:span text:style-name="T1">1</text:span><text:span text:style-name="T3">1</text:span> and <text:bookmark text:name="MathJax-Element-14-Frame"/><text:bookmark text:name="MathJax-Span-119"/><text:bookmark text:name="MathJax-Span-120"/><text:bookmark text:name="MathJax-Span-121"/><text:span text:style-name="T1">4</text:span><text:span text:style-name="T3">4</text:span> representing the division for the corresponding rating.</text:p>
      <text:p text:style-name="P11">Example</text:p>
      <text:p text:style-name="P13">input</text:p>
      <text:section text:style-name="Sect1" text:name="id008794981562461384">
        <text:p text:style-name="P14">Copy</text:p>
      </text:section>
      <text:p text:style-name="P1"><text:bookmark text:name="id0014005268078599453"/>7</text:p>
      <text:p text:style-name="P4">-789</text:p>
      <text:p text:style-name="P1">1299</text:p>
      <text:p text:style-name="P4">1300</text:p>
      <text:p text:style-name="P1">1399</text:p>
      <text:p text:style-name="P4">1400</text:p>
      <text:p text:style-name="P1">1679</text:p>
      <text:p text:style-name="P4">2300</text:p>
      <text:p text:style-name="P13">output</text:p>
      <text:section text:style-name="Sect1" text:name="id0006347166320713593">
        <text:p text:style-name="P14">Copy</text:p>
      </text:section>
      <text:p text:style-name="P2"><text:bookmark text:name="id000927791396325861"/>Division 4</text:p>
      <text:p text:style-name="P3">Division 4</text:p>
      <text:p text:style-name="P3">Division 4</text:p>
      <text:p text:style-name="P3">Division 4</text:p>
      <text:p text:style-name="P3">Division 3</text:p>
      <text:p text:style-name="P3">Division 2</text:p>
      <text:p text:style-name="P3">Division 1</text:p>
      <text:p text:style-name="P12">Note</text:p>
      <text:p text:style-name="P9">For test cases <text:bookmark text:name="MathJax-Element-15-Frame"/><text:bookmark text:name="MathJax-Span-122"/><text:bookmark text:name="MathJax-Span-123"/><text:bookmark text:name="MathJax-Span-124"/><text:span text:style-name="T1">1</text:span><text:bookmark text:name="MathJax-Span-125"/><text:span text:style-name="T4">−</text:span><text:bookmark text:name="MathJax-Span-126"/><text:span text:style-name="T1">4</text:span><text:span text:style-name="T3">1−4</text:span>, the corresponding ratings are <text:bookmark text:name="MathJax-Element-16-Frame"/><text:bookmark text:name="MathJax-Span-127"/><text:bookmark text:name="MathJax-Span-128"/><text:bookmark text:name="MathJax-Span-129"/><text:span text:style-name="T3">−</text:span><text:bookmark text:name="MathJax-Span-130"/><text:span text:style-name="T1">789</text:span><text:span text:style-name="T3">−789</text:span>, <text:bookmark text:name="MathJax-Element-17-Frame"/><text:bookmark text:name="MathJax-Span-131"/><text:bookmark text:name="MathJax-Span-132"/><text:bookmark text:name="MathJax-Span-133"/><text:span text:style-name="T1">1299</text:span><text:span text:style-name="T3">1299</text:span>, <text:bookmark text:name="MathJax-Element-18-Frame"/><text:bookmark text:name="MathJax-Span-134"/><text:bookmark text:name="MathJax-Span-135"/><text:bookmark text:name="MathJax-Span-136"/><text:span text:style-name="T1">1300</text:span><text:span text:style-name="T3">1300</text:span>, <text:bookmark text:name="MathJax-Element-19-Frame"/><text:bookmark text:name="MathJax-Span-137"/><text:bookmark text:name="MathJax-Span-138"/><text:bookmark text:name="MathJax-Span-139"/><text:span text:style-name="T1">1399</text:span><text:span text:style-name="T3">1399</text:span>, so all of them are in division <text:bookmark text:name="MathJax-Element-20-Frame"/><text:bookmark text:name="MathJax-Span-140"/><text:bookmark text:name="MathJax-Span-141"/><text:bookmark text:name="MathJax-Span-142"/><text:span text:style-name="T1">4</text:span><text:span text:style-name="T3">4</text:span>.</text:p>
      <text:p text:style-name="P9">For the fifth test case, the corresponding rating is <text:bookmark text:name="MathJax-Element-21-Frame"/><text:bookmark text:name="MathJax-Span-143"/><text:bookmark text:name="MathJax-Span-144"/><text:bookmark text:name="MathJax-Span-145"/><text:span text:style-name="T1">1400</text:span><text:span text:style-name="T3">1400</text:span>, so it is in division <text:bookmark text:name="MathJax-Element-22-Frame"/><text:bookmark text:name="MathJax-Span-146"/><text:bookmark text:name="MathJax-Span-147"/><text:bookmark text:name="MathJax-Span-148"/><text:span text:style-name="T1">3</text:span><text:span text:style-name="T3">3</text:span>.</text:p>
      <text:p text:style-name="P9">For the sixth test case, the corresponding rating is <text:bookmark text:name="MathJax-Element-23-Frame"/><text:bookmark text:name="MathJax-Span-149"/><text:bookmark text:name="MathJax-Span-150"/><text:bookmark text:name="MathJax-Span-151"/><text:span text:style-name="T1">1679</text:span><text:span text:style-name="T3">1679</text:span>, so it is in division <text:bookmark text:name="MathJax-Element-24-Frame"/><text:bookmark text:name="MathJax-Span-152"/><text:bookmark text:name="MathJax-Span-153"/><text:bookmark text:name="MathJax-Span-154"/><text:span text:style-name="T1">2</text:span><text:span text:style-name="T3">2</text:span>.</text:p>
      <text:p text:style-name="P9">For the seventh test case, the corresponding rating is <text:bookmark text:name="MathJax-Element-25-Frame"/><text:bookmark text:name="MathJax-Span-155"/><text:bookmark text:name="MathJax-Span-156"/><text:bookmark text:name="MathJax-Span-157"/><text:span text:style-name="T1">2300</text:span><text:span text:style-name="T3">2300</text:span>, so it is in division <text:bookmark text:name="MathJax-Element-26-Frame"/><text:bookmark text:name="MathJax-Span-158"/><text:bookmark text:name="MathJax-Span-159"/><text:bookmark text:name="MathJax-Span-160"/><text:span text:style-name="T1">1</text:span><text:span text:style-name="T3">1</text:span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, monospace"/>
    <style:font-face style:name="Consolas1" svg:font-family="Consolas, 'Lucida Console', 'Andale Mono', 'Bitstream Vera Sans Mono', 'Courier New', Courier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7T08:16:12.094000000</dc:date>
    <meta:editing-duration>PT7S</meta:editing-duration>
    <meta:editing-cycles>1</meta:editing-cycles>
    <meta:document-statistic meta:table-count="0" meta:image-count="0" meta:object-count="0" meta:page-count="1" meta:paragraph-count="45" meta:word-count="219" meta:character-count="1366" meta:non-whitespace-character-count="1195"/>
    <meta:generator>LibreOffice/7.2.2.2$Windows_X86_64 LibreOffice_project/02b2acce88a210515b4a5bb2e46cbfb63fe97d56</meta:generator>
  </office:meta>
</office:document-meta>
</file>